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Times New Roman" style:font-name-asian="Courier New" style:font-name-complex="Times New Roman" fo:font-weight="bold" style:font-weight-asian="bold" style:font-weight-complex="bold" fo:font-size="18pt" style:font-size-asian="18pt" style:font-size-complex="16pt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font-name="Times New Roman" style:font-name-asian="Courier New" style:font-name-complex="Times New Roman" fo:font-weight="bold" style:font-weight-asian="bold" style:font-weight-complex="bold" fo:font-size="18pt" style:font-size-asian="18pt" style:font-size-complex="16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text-align="center"/>
    </style:style>
    <style:style style:name="T5" style:parent-style-name="DefaultParagraphFont" style:family="text">
      <style:text-properties style:font-name="Times New Roman" style:font-name-asian="Courier New" style:font-name-complex="Times New Roman" fo:font-weight="bold" style:font-weight-asian="bold" style:font-weight-complex="bold" fo:font-size="18pt" style:font-size-asian="18pt" style:font-size-complex="16pt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font-name="Times New Roman" style:font-name-asian="Courier New" style:font-name-complex="Times New Roman" fo:font-weight="bold" style:font-weight-asian="bold" style:font-weight-complex="bold" fo:font-size="18pt" style:font-size-asian="18pt" style:font-size-complex="16pt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style:font-name="Times New Roman" style:font-name-asian="Courier New" style:font-name-complex="Times New Roman" fo:font-weight="bold" style:font-weight-asian="bold" style:font-weight-complex="bold" fo:font-size="18pt" style:font-size-asian="18pt" style:font-size-complex="16pt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style:font-name="Times New Roman" style:font-name-asian="Courier New" style:font-name-complex="Times New Roman" fo:font-weight="bold" style:font-weight-asian="bold" style:font-weight-complex="bold" fo:font-size="18pt" style:font-size-asian="18pt" style:font-size-complex="16pt" style:text-underline-type="single" style:text-underline-style="solid" style:text-underline-width="auto" style:text-underline-mode="continuous"/>
    </style:style>
    <style:style style:name="P9" style:parent-style-name="Normal" style:family="paragraph">
      <style:text-properties style:font-name="Times New Roman" style:font-name-complex="Times New Roman" fo:font-weight="bold" style:font-weight-asian="bold" style:font-weight-complex="bold" fo:font-size="18pt" style:font-size-asian="18pt" style:font-size-complex="16pt"/>
    </style:style>
    <style:style style:name="T10" style:parent-style-name="DefaultParagraphFont" style:family="text">
      <style:text-properties style:font-name="Times New Roman" style:font-name-asian="Courier New" style:font-name-complex="Times New Roman"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style:font-name="Times New Roman" style:font-name-asian="Courier New" style:font-name-complex="Times New Roman"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style:font-name="Times New Roman" style:font-name-asian="Courier New" style:font-name-complex="Times New Roman"/>
    </style:style>
    <style:style style:name="T13" style:parent-style-name="DefaultParagraphFont" style:family="text">
      <style:text-properties style:font-name="Times New Roman" style:font-name-asian="Courier New" style:font-name-complex="Times New Roman"/>
    </style:style>
    <style:style style:name="T14" style:parent-style-name="DefaultParagraphFont" style:family="text">
      <style:text-properties style:font-name="Times New Roman" style:font-name-asian="Courier New" style:font-name-complex="Times New Roman"/>
    </style:style>
    <style:style style:name="T15" style:parent-style-name="DefaultParagraphFont" style:family="text">
      <style:text-properties style:font-name="Times New Roman" style:font-name-asian="Courier New" style:font-name-complex="Times New Roman"/>
    </style:style>
    <style:style style:name="T16" style:parent-style-name="DefaultParagraphFont" style:family="text">
      <style:text-properties style:font-name="Times New Roman" style:font-name-asian="Courier New" style:font-name-complex="Times New Roman"/>
    </style:style>
    <style:style style:name="P17" style:parent-style-name="Normal" style:family="paragraph">
      <style:text-properties style:font-name="Times New Roman" style:font-name-complex="Times New Roman"/>
    </style:style>
  </office:automatic-styles>
  <office:body>
    <office:text text:use-soft-page-breaks="true">
      <text:p text:style-name="P1"><text:span text:style-name="T2">TK3</text:span><text:span text:style-name="T3"><text:tab/>Exercises</text:span></text:p>
      <text:p text:style-name="P4"><text:span text:style-name="T5">The</text:span><text:span text:style-name="T6"><text:tab/>uMundo</text:span><text:span text:style-name="T7"><text:tab/>Pub/Sub</text:span><text:span text:style-name="T8"><text:tab/>Middleware</text:span></text:p>
      <text:p text:style-name="P9"/>
      <text:p text:style-name="Normal"><text:span text:style-name="T10">PROJECT SUBMITTED BY:</text:span></text:p>
      <text:p text:style-name="Normal"><text:span text:style-name="T11">Group A:</text:span></text:p>
      <text:p text:style-name="Normal"><text:span text:style-name="T12">Modo Nga, Eric Marc</text:span></text:p>
      <text:p text:style-name="Normal"><text:span text:style-name="T13">Murugesan Karunagaran, Ranjani</text:span></text:p>
      <text:p text:style-name="Normal"><text:span text:style-name="T14">Sanyal, Dibyojyoti</text:span></text:p>
      <text:p text:style-name="Normal"><text:span text:style-name="T15">Trivedi, Bhargav Chaitanyabhai</text:span></text:p>
      <text:p text:style-name="Normal"><text:span text:style-name="T16">JOSHI, ASHA</text:span></text:p>
      <text:p text:style-name="P17"/>
      <text:p text:style-name="Normal">Employed uMundo two language: C# &lt;-&gt; Java.</text:p>
      <text:p text:style-name="Normal">Our game: FLY</text:p>
      <text:p text:style-name="Normal"/>
      <text:p text:style-name="Normal">This is a desktop application.</text:p>
      <text:p text:style-name="Normal">Users have to login and hit the fly to score point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0pt" fo:background-color="transparent" style:text-underline-type="none" style:text-underline-color="font-color" style:text-emphasize="none" fo:language="en" fo:country="US" style:language-asian="en" style:country-asian="US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Andreas</dc:creator>
    <meta:creation-date>2016-05-08T20:41:00Z</meta:creation-date>
    <dc:date>2016-05-08T20:44:00Z</dc:date>
    <meta:template xlink:href="Normal" xlink:type="simple"/>
    <meta:editing-cycles>5</meta:editing-cycles>
    <meta:editing-duration>PT180S</meta:editing-duration>
    <meta:document-statistic meta:page-count="1" meta:paragraph-count="1" meta:word-count="49" meta:character-count="331" meta:row-count="2" meta:non-whitespace-character-count="283"/>
  </office:meta>
</office:document-meta>
</file>